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, мВ</text:p>
          </table:table-cell>
          <table:table-cell office:value-type="string" calcext:value-type="string">
            <text:p>p, %6атм</text:p>
          </table:table-cell>
          <table:table-cell/>
          <table:table-cell office:value-type="string" calcext:value-type="string">
            <text:p>V, мВ</text:p>
          </table:table-cell>
          <table:table-cell office:value-type="string" calcext:value-type="string">
            <text:p>p, %6атм</text:p>
          </table:table-cell>
          <table:table-cell/>
          <table:table-cell office:value-type="string" calcext:value-type="string">
            <text:p>V, мВ</text:p>
          </table:table-cell>
          <table:table-cell office:value-type="string" calcext:value-type="string">
            <text:p>p, %6атм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.133" calcext:value-type="float">
            <text:p>0.13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17" calcext:value-type="float">
            <text:p>0.11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103" calcext:value-type="float">
            <text:p>0.10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087" calcext:value-type="float">
            <text:p>0.0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77" calcext:value-type="float">
            <text:p>0.07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67" calcext:value-type="float">
            <text:p>0.0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57" calcext:value-type="float">
            <text:p>0.0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47" calcext:value-type="float">
            <text:p>0.0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6:30:12.565455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4:11:51.325908783</meta:creation-date>
    <dc:date>2020-03-02T16:30:40.065826261</dc:date>
    <meta:editing-duration>PT45M1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